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rsid="011dccce" officeooo:paragraph-rsid="011dccce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e4fbe7"/>
    </style:style>
    <style:style style:name="T22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8"><text:text-input text:description="&lt;/if&gt;">endtest</text:text-input></text:span> </text:p>
            <text:p text:style-name="P39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G1" office:value-type="string">
            <text:p text:style-name="P58"><text:text-input text:description="&lt;_(&quot;Total with discount&quot;)&gt;">Total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[<text:span text:style-name="T17"><text:text-input text:description="&lt;objects.currency_id.name or ''&gt;">curr</text:text-input></text:span>]</text:p>
          </table:table-cell>
          <table:table-cell table:style-name="Table2.G2" office:value-type="string">
            <text:p text:style-name="P59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7"><text:text-input text:description="&lt;_(&quot;TOTAL UNTAXED&quot;)&gt;">TOTAL UNTAXED</text:text-input></text:p>
            <text:p text:style-name="P68"><text:span text:style-name="T2"><text:text-input text:description="&lt;_(&quot;VAT&quot;)&gt;">VAT</text:text-input></text:span>:</text:p>
            <text:p text:style-name="P66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table-cell table:style-name="Table2.A9" table:number-columns-spanned="4" office:value-type="string">
            <text:p text:style-name="P6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6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6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7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34:15.583740225</dc:date>
    <meta:editing-duration>P1DT18H39M11S</meta:editing-duration>
    <meta:editing-cycles>263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27" meta:character-count="1414" meta:non-whitespace-character-count="1321"/>
  </office:meta>
</office:document-meta>
</file>